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2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3" style:family="graphic" style:parent-style-name="standard" style:list-style-name="L1">
      <style:graphic-properties draw:stroke="solid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>
      <style:graphic-properties draw:stroke="none" svg:stroke-color="#000000" draw:fill="none" draw:fill-color="#ffffff" fo:min-height="0.385cm"/>
    </style:style>
    <style:style style:name="gr1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20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21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gr22" style:family="graphic" style:parent-style-name="standard" style:list-style-name="L1">
      <style:graphic-properties draw:stroke="solid" svg:stroke-width="0.025cm" svg:stroke-color="#000000" draw:marker-start-width="0.229cm" draw:marker-end-width="0.229cm" draw:fill-color="#b3b3b3" draw:textarea-horizontal-align="center" draw:textarea-vertical-align="middle" draw:auto-grow-height="false" fo:padding-top="0.149cm" fo:padding-bottom="0.149cm" fo:padding-left="0.274cm" fo:padding-right="0.27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0.889cm" svg:x="9.779cm" svg:y="1.905cm">
          <text:p text:style-name="P1"><text:span text:style-name="T1">Invalid</text:span></text:p>
          <text:p text:style-name="P1"><text:span text:style-name="T1">-MA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286cm" svg:height="0.889cm" svg:x="7.493cm" svg:y="1.905cm">
          <text:p text:style-name="P1"><text:span text:style-name="T1">Invalid</text:span></text:p>
          <text:p text:style-name="P1"><text:span text:style-name="T1">+MAX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51cm" svg:height="0.835cm" svg:x="2.54cm" svg:y="1.959cm">
          <text:p text:style-name="P1"><text:span text:style-name="T1">TR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032cm" svg:height="0.835cm" svg:x="0.508cm" svg:y="1.959cm">
          <text:p text:style-name="P3"><text:span text:style-name="T2">FTRC (n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651cm" svg:height="1.197cm" svg:x="2.54cm" svg:y="0.762cm">
          <text:p text:style-name="P3"><text:span text:style-name="T2">NORM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51cm" svg:height="1.197cm" svg:x="4.191cm" svg:y="0.762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51cm" svg:height="1.143cm" svg:x="12.065cm" svg:y="0.762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51cm" svg:height="1.143cm" svg:x="13.716cm" svg:y="0.762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6.129cm" svg:height="0.635cm" svg:x="2.54cm" svg:y="0.127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51cm" svg:height="1.143cm" svg:x="15.367cm" svg:y="0.762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51cm" svg:height="1.143cm" svg:x="17.018cm" svg:y="0.762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8.288cm" svg:height="0.683cm" svg:x="0.508cm" svg:y="3.048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</draw:text-box>
        </draw:frame>
        <draw:custom-shape draw:style-name="gr13" draw:text-style-name="P4" draw:layer="layout" svg:width="2.286cm" svg:height="1.197cm" svg:x="7.493cm" svg:y="0.762cm">
          <text:p text:style-name="P3"><text:span text:style-name="T2">Positive</text:span></text:p>
          <text:p text:style-name="P3"><text:span text:style-name="T2">out of range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.54cm" svg:y1="1.905cm" svg:x2="2.54cm" svg:y2="2.794cm">
          <text:p/>
        </draw:line>
        <draw:custom-shape draw:style-name="gr15" draw:text-style-name="P4" draw:layer="layout" svg:width="1.651cm" svg:height="1.197cm" svg:x="5.842cm" svg:y="0.762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.651cm" svg:height="0.835cm" svg:x="4.191cm" svg:y="1.959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1.651cm" svg:height="0.835cm" svg:x="5.842cm" svg:y="1.959cm">
          <text:p text:style-name="P3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2.286cm" svg:height="1.197cm" svg:x="9.779cm" svg:y="0.762cm">
          <text:p text:style-name="P3"><text:span text:style-name="T2">Negative</text:span></text:p>
          <text:p text:style-name="P3"><text:span text:style-name="T2">out of range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1.651cm" svg:height="0.889cm" svg:x="12.065cm" svg:y="1.905cm">
          <text:p text:style-name="P1"><text:span text:style-name="T1">Invalid</text:span></text:p>
          <text:p text:style-name="P1"><text:span text:style-name="T1">+MAX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.651cm" svg:height="0.889cm" svg:x="13.716cm" svg:y="1.905cm">
          <text:p text:style-name="P1"><text:span text:style-name="T1">Invalid</text:span></text:p>
          <text:p text:style-name="P1"><text:span text:style-name="T1">-MAX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.651cm" svg:height="0.889cm" svg:x="15.367cm" svg:y="1.905cm">
          <text:p text:style-name="P1"><text:span text:style-name="T1">Invalid</text:span></text:p>
          <text:p text:style-name="P1"><text:span text:style-name="T1">-MAX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1.651cm" svg:height="0.889cm" svg:x="17.018cm" svg:y="1.905cm">
          <text:p text:style-name="P1"><text:span text:style-name="T1">Invalid</text:span></text:p>
          <text:p text:style-name="P1"><text:span text:style-name="T1">-MAX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.54cm" svg:y1="1.905cm" svg:x2="18.669cm" svg:y2="1.90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6:05:59</dc:date>
    <dc:creator>Yam </dc:creator>
    <meta:editing-duration>PT55M10S</meta:editing-duration>
    <meta:editing-cycles>34</meta:editing-cycles>
    <meta:generator>LibreOffice/3.5$Linux_x86 LibreOffice_project/350m1$Build-2</meta:generator>
    <meta:document-statistic meta:object-count="23"/>
  </office:meta>
</office:document-meta>
</file>